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.7cm" svg:height="1.3cm" svg:x="25.3cm" svg:y="2.1cm">
          <text:p text:style-name="P1"><text:span text:style-name="T1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1.2cm" svg:x="25.1cm" svg:y="0.5cm">
          <text:p text:style-name="P1"><text:span text:style-name="T1">USE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7cm" svg:height="1.3cm" svg:x="0.833cm" svg:y="5.7cm">
          <text:p text:style-name="P1"><text:span text:style-name="T1">Stu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2.6cm" svg:height="1.3cm" svg:x="8.633cm" svg:y="15.266cm">
          <text:p text:style-name="P1"><text:span text:style-name="T1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1cm" svg:height="1.3cm" svg:x="13.4cm" svg:y="5.7cm">
          <text:p text:style-name="P1"><text:span text:style-name="T1">Teaching</text:span></text:p>
          <text:p text:style-name="P1"><text:span text:style-name="T1">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4cm" svg:height="1.2cm" svg:x="5.4cm" svg:y="1.1cm">
          <text:p text:style-name="P1"><text:span text:style-name="T1">Creat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4cm" svg:height="1.2cm" svg:x="5.4cm" svg:y="3.7cm">
          <text:p text:style-name="P1"><text:span text:style-name="T1">Join Existing</text:span></text:p>
          <text:p text:style-name="P1"><text:span text:style-name="T1">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.4cm" svg:height="1.2cm" svg:x="5.4cm" svg:y="5cm">
          <text:p text:style-name="P1"><text:span text:style-name="T1">Withdraw </text:span></text:p>
          <text:p text:style-name="P1"><text:span text:style-name="T1">From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4cm" svg:height="1.2cm" svg:x="5.4cm" svg:y="2.4cm">
          <text:p text:style-name="P1"><text:span text:style-name="T1">Peer 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.4cm" svg:height="1.2cm" svg:x="5.4cm" svg:y="6.3cm">
          <text:p text:style-name="P1"><text:span text:style-name="T1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533cm" svg:y1="6.35cm" svg:x2="5.4cm" svg:y2="1.7cm" draw:start-shape="id1" draw:start-glue-point="1" draw:end-shape="id2" draw:end-glue-point="3" svg:d="m2533 6350c2151 0 718-4650 2867-4650">
          <text:p/>
        </draw:connector>
        <draw:connector draw:style-name="gr3" draw:text-style-name="P1" draw:layer="layout" draw:type="curve" svg:x1="2.533cm" svg:y1="6.35cm" svg:x2="5.4cm" svg:y2="3cm" draw:start-shape="id1" draw:start-glue-point="1" draw:end-shape="id3" draw:end-glue-point="3" svg:d="m2533 6350c2151 0 718-3350 2867-3350">
          <text:p/>
        </draw:connector>
        <draw:connector draw:style-name="gr3" draw:text-style-name="P1" draw:layer="layout" draw:type="curve" svg:x1="2.533cm" svg:y1="6.35cm" svg:x2="5.4cm" svg:y2="4.3cm" draw:start-shape="id1" draw:start-glue-point="1" draw:end-shape="id4" draw:end-glue-point="3" svg:d="m2533 6350c2151 0 718-2050 2867-2050">
          <text:p/>
        </draw:connector>
        <draw:connector draw:style-name="gr3" draw:text-style-name="P1" draw:layer="layout" draw:type="curve" svg:x1="2.533cm" svg:y1="6.35cm" svg:x2="5.4cm" svg:y2="5.6cm" draw:start-shape="id1" draw:start-glue-point="1" draw:end-shape="id5" svg:d="m2533 6350c2151 0 718-750 2867-750">
          <text:p/>
        </draw:connector>
        <draw:connector draw:style-name="gr3" draw:text-style-name="P1" draw:layer="layout" draw:type="curve" svg:x1="2.533cm" svg:y1="6.35cm" svg:x2="5.4cm" svg:y2="6.9cm" draw:start-shape="id1" draw:end-shape="id6" draw:end-glue-point="3" svg:d="m2533 6350c2151 0 718 550 2867 550">
          <text:p/>
        </draw:connector>
        <draw:custom-shape draw:style-name="gr2" draw:text-style-name="P1" xml:id="id7" draw:id="id7" draw:layer="layout" svg:width="2.4cm" svg:height="1.2cm" svg:x="5.4cm" svg:y="7.6cm">
          <text:p text:style-name="P1"><text:span text:style-name="T1">Vie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533cm" svg:y1="6.35cm" svg:x2="5.4cm" svg:y2="8.2cm" draw:start-shape="id1" draw:start-glue-point="1" draw:end-shape="id7" draw:end-glue-point="3" svg:d="m2533 6350c2151 0 718 1850 2867 1850">
          <text:p/>
        </draw:connector>
        <draw:custom-shape draw:style-name="gr2" draw:text-style-name="P1" xml:id="id9" draw:id="id9" draw:layer="layout" svg:width="2.4cm" svg:height="1.2cm" svg:x="13.7cm" svg:y="13.3cm">
          <text:p text:style-name="P1"><text:span text:style-name="T1">Import</text:span></text:p>
          <text:p text:style-name="P1"><text:span text:style-name="T1">Student</text:span></text:p>
          <text:p text:style-name="P1"><text:span text:style-name="T1">Teac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1.233cm" svg:y1="15.916cm" svg:x2="13.7cm" svg:y2="13.9cm" draw:start-shape="id8" draw:start-glue-point="1" draw:end-shape="id9" svg:d="m11233 15916c1851 0 618-2016 2467-2016">
          <text:p/>
        </draw:connector>
        <draw:custom-shape draw:style-name="gr2" draw:text-style-name="P1" xml:id="id11" draw:id="id11" draw:layer="layout" svg:width="2.4cm" svg:height="1.2cm" svg:x="19.1cm" svg:y="4.4cm">
          <text:p text:style-name="P1"><text:span text:style-name="T1">Export </text:span></text:p>
          <text:p text:style-name="P1"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5cm" draw:start-shape="id10" draw:start-glue-point="1" draw:end-shape="id11" svg:d="m15500 6350c2701 0 902-1350 3600-1350">
          <text:p/>
        </draw:connector>
        <draw:custom-shape draw:style-name="gr2" draw:text-style-name="P1" xml:id="id12" draw:id="id12" draw:layer="layout" svg:width="2.4cm" svg:height="1.2cm" svg:x="19.1cm" svg:y="3.1cm">
          <text:p text:style-name="P1"><text:span text:style-name="T1">Export </text:span></text:p>
          <text:p text:style-name="P1"><text:span text:style-name="T1">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3.7cm" draw:start-shape="id10" draw:end-shape="id12" svg:d="m15500 6350c2701 0 902-2650 3600-2650">
          <text:p/>
        </draw:connector>
        <draw:custom-shape draw:style-name="gr2" draw:text-style-name="P1" xml:id="id13" draw:id="id13" draw:layer="layout" svg:width="2.4cm" svg:height="1.2cm" svg:x="19.1cm" svg:y="1.8cm">
          <text:p text:style-name="P1"><text:span text:style-name="T1">Enter </text:span></text:p>
          <text:p text:style-name="P1"><text:span text:style-name="T1">Revie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2.4cm" draw:start-shape="id10" draw:start-glue-point="1" draw:end-shape="id13" svg:d="m15500 6350c2701 0 902-3950 3600-3950">
          <text:p/>
        </draw:connector>
        <draw:custom-shape draw:style-name="gr2" draw:text-style-name="P1" xml:id="id14" draw:id="id14" draw:layer="layout" svg:width="2.4cm" svg:height="1.2cm" svg:x="19.1cm" svg:y="0.5cm">
          <text:p text:style-name="P1"><text:span text:style-name="T1">Enter </text:span></text:p>
          <text:p text:style-name="P1"><text:span text:style-name="T1">Ma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1.1cm" draw:start-shape="id10" draw:start-glue-point="1" draw:end-shape="id14" svg:d="m15500 6350c2701 0 902-5250 3600-5250">
          <text:p/>
        </draw:connector>
        <draw:custom-shape draw:style-name="gr2" draw:text-style-name="P1" xml:id="id15" draw:id="id15" draw:layer="layout" svg:width="2.4cm" svg:height="1.2cm" svg:x="13.7cm" svg:y="14.6cm">
          <text:p text:style-name="P1"><text:span text:style-name="T1">Export</text:span></text:p>
          <text:p text:style-name="P1"><text:span text:style-name="T1">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1.233cm" svg:y1="15.916cm" svg:x2="13.7cm" svg:y2="15.2cm" draw:start-shape="id8" draw:start-glue-point="1" draw:end-shape="id15" svg:d="m11233 15916c1851 0 618-716 2467-716">
          <text:p/>
        </draw:connector>
        <draw:custom-shape draw:style-name="gr2" draw:text-style-name="P1" xml:id="id16" draw:id="id16" draw:layer="layout" svg:width="2.4cm" svg:height="1.2cm" svg:x="13.7cm" svg:y="15.9cm">
          <text:p text:style-name="P1"><text:span text:style-name="T1">Export</text:span></text:p>
          <text:p text:style-name="P1"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1.233cm" svg:y1="15.916cm" svg:x2="13.7cm" svg:y2="16.5cm" draw:start-shape="id8" draw:start-glue-point="1" draw:end-shape="id16" svg:d="m11233 15916c1851 0 618 584 2467 584">
          <text:p/>
        </draw:connector>
        <draw:custom-shape draw:style-name="gr2" draw:text-style-name="P1" xml:id="id17" draw:id="id17" draw:layer="layout" svg:width="2.4cm" svg:height="1.2cm" svg:x="19.1cm" svg:y="5.7cm">
          <text:p text:style-name="P1"><text:span text:style-name="T1">Set Due</text:span></text:p>
          <text:p text:style-name="P1"><text:span text:style-name="T1"><text:s/></text:span><text:span text:style-name="T1">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6.3cm" draw:start-shape="id10" draw:start-glue-point="1" draw:end-shape="id17" svg:d="m15500 6350c2701 0 902-50 3600-50">
          <text:p/>
        </draw:connector>
        <draw:custom-shape draw:style-name="gr2" draw:text-style-name="P1" xml:id="id18" draw:id="id18" draw:layer="layout" svg:width="2.4cm" svg:height="1.2cm" svg:x="19.1cm" svg:y="7cm">
          <text:p text:style-name="P1"><text:span text:style-name="T1">View </text:span></text:p>
          <text:p text:style-name="P1"><text:span text:style-name="T1">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7.6cm" draw:start-shape="id10" draw:start-glue-point="1" draw:end-shape="id18" svg:d="m15500 6350c2701 0 902 1250 3600 1250">
          <text:p/>
        </draw:connector>
        <draw:custom-shape draw:style-name="gr2" draw:text-style-name="P1" xml:id="id19" draw:id="id19" draw:layer="layout" svg:width="2.4cm" svg:height="1.2cm" svg:x="19.1cm" svg:y="8.3cm">
          <text:p text:style-name="P1"><text:span text:style-name="T1">Import</text:span></text:p>
          <text:p text:style-name="P1"><text:span text:style-name="T1">Marking </text:span></text:p>
          <text:p text:style-name="P1"><text:span text:style-name="T1">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8.9cm" draw:start-shape="id10" draw:start-glue-point="1" draw:end-shape="id19" svg:d="m15500 6350c2701 0 902 2550 3600 2550">
          <text:p/>
        </draw:connector>
        <draw:custom-shape draw:style-name="gr2" draw:text-style-name="P1" xml:id="id20" draw:id="id20" draw:layer="layout" svg:width="2.4cm" svg:height="1.2cm" svg:x="19.1cm" svg:y="9.6cm">
          <text:p text:style-name="P1"><text:span text:style-name="T1">Populate</text:span></text:p>
          <text:p text:style-name="P1"><text:span text:style-name="T1">Marking </text:span></text:p>
          <text:p text:style-name="P1"><text:span text:style-name="T1">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10.2cm" draw:start-shape="id10" draw:start-glue-point="1" draw:end-shape="id20" svg:d="m15500 6350c2701 0 902 3850 3600 3850">
          <text:p/>
        </draw:connector>
        <draw:custom-shape draw:style-name="gr2" draw:text-style-name="P1" xml:id="id21" draw:id="id21" draw:layer="layout" svg:width="2.4cm" svg:height="1.2cm" svg:x="5.4cm" svg:y="10.2cm">
          <text:p text:style-name="P1"><text:span text:style-name="T1">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533cm" svg:y1="6.35cm" svg:x2="5.4cm" svg:y2="10.8cm" draw:start-shape="id1" draw:start-glue-point="1" draw:end-shape="id21" draw:end-glue-point="3" svg:d="m2533 6350c2151 0 718 4450 2867 4450">
          <text:p/>
        </draw:connector>
        <draw:custom-shape draw:style-name="gr2" draw:text-style-name="P1" xml:id="id22" draw:id="id22" draw:layer="layout" svg:width="2.4cm" svg:height="1.2cm" svg:x="13.7cm" svg:y="17.2cm">
          <text:p text:style-name="P1"><text:span text:style-name="T1">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1.233cm" svg:y1="15.916cm" svg:x2="13.7cm" svg:y2="17.8cm" draw:start-shape="id8" draw:start-glue-point="1" draw:end-shape="id22" svg:d="m11233 15916c1851 0 618 1884 2467 1884">
          <text:p/>
        </draw:connector>
        <draw:custom-shape draw:style-name="gr2" draw:text-style-name="P1" xml:id="id23" draw:id="id23" draw:layer="layout" svg:width="2.4cm" svg:height="1.2cm" svg:x="19.1cm" svg:y="10.9cm">
          <text:p text:style-name="P1"><text:span text:style-name="T1">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5cm" svg:y1="6.35cm" svg:x2="19.1cm" svg:y2="11.5cm" draw:start-shape="id10" draw:start-glue-point="1" draw:end-shape="id23" svg:d="m15500 6350c2701 0 902 5150 3600 5150">
          <text:p/>
        </draw:connector>
        <draw:custom-shape draw:style-name="gr2" draw:text-style-name="P1" xml:id="id24" draw:id="id24" draw:layer="layout" svg:width="2.4cm" svg:height="1.2cm" svg:x="5.4cm" svg:y="8.9cm">
          <text:p text:style-name="P1"><text:span text:style-name="T1">View </text:span></text:p>
          <text:p text:style-name="P1"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533cm" svg:y1="6.35cm" svg:x2="5.4cm" svg:y2="9.5cm" draw:start-shape="id1" draw:start-glue-point="1" draw:end-shape="id24" draw:end-glue-point="3" svg:d="m2533 6350c2151 0 718 3150 2867 315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Evans</meta:initial-creator>
    <meta:creation-date>2012-03-15T15:51:40</meta:creation-date>
    <dc:date>2012-03-15T16:32:43</dc:date>
    <dc:creator>Edward Evans</dc:creator>
    <meta:editing-duration>PT5M42S</meta:editing-duration>
    <meta:editing-cycles>1</meta:editing-cycles>
    <meta:document-statistic meta:object-count="47"/>
    <meta:generator>LibreOffice/3.4$Unix LibreOffice_project/340m1$Build-402</meta:generator>
  </office:meta>
</office:document-meta>
</file>